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00000000F8B053C6F3C0EF636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5dc" officeooo:paragraph-rsid="0002a5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rick_20_Wall" draw:display-name="Brick Wall" xlink:href="Pictures/1000000000000100000000F8B053C6F3C0EF6363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="bitmap" draw:fill-image-name="Brick_20_Wall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100000000F8B053C6F3C0EF6363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Brick_20_Wall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 style:next-style-name="Landscape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8:49:07.344958166</meta:creation-date>
    <dc:date>2023-11-29T09:06:00.825194796</dc:date>
    <meta:editing-duration>PT6M4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